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14.04pt"/>
    </style:style>
    <style:style style:name="co4" style:family="table-column">
      <style:table-column-properties fo:break-before="auto" style:column-width="91.96pt"/>
    </style:style>
    <style:style style:name="co5" style:family="table-column">
      <style:table-column-properties fo:break-before="auto" style:column-width="124.64pt"/>
    </style:style>
    <style:style style:name="co6" style:family="table-column">
      <style:table-column-properties fo:break-before="auto" style:column-width="101.65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Candidatus Blochmannia pennsylvanicus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Candidatus Blochmannia chromaiodes str_640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Blochmannia floridanus</text:p>
          </table:table-cell>
          <table:covered-table-cell table:number-columns-repeated="3" table:style-name="ce6"/>
          <table:table-cell/>
          <table:table-cell table:style-name="ce3" office:value-type="string" calcext:value-type="string" table:number-columns-spanned="3" table:number-rows-spanned="1">
            <text:p>Enterobacter hormaechei</text:p>
          </table:table-cell>
          <table:covered-table-cell table:number-columns-repeated="2"/>
          <table:table-cell table:number-columns-repeated="2"/>
          <table:table-cell table:style-name="ce3" office:value-type="string" calcext:value-type="string" table:number-columns-spanned="4" table:number-rows-spanned="1">
            <text:p>Klebsiella pneumonia</text:p>
          </table:table-cell>
          <table:covered-table-cell table:number-columns-repeated="3"/>
        </table:table-row>
        <table:table-row table:style-name="ro2">
          <table:table-cell table:style-name="ce1"/>
          <table:table-cell table:number-columns-repeated="23"/>
        </table:table-row>
        <table:table-row table:style-name="ro1">
          <table:table-cell table:style-name="ce2" office:value-type="string" calcext:value-type="string">
            <text:p>Dinucleotide</text:p>
          </table:table-cell>
          <table:table-cell table:style-name="ce2" office:value-type="string" calcext:value-type="string">
            <text:p>Observed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Ratio</text:p>
          </table:table-cell>
          <table:table-cell/>
          <table:table-cell table:style-name="ce2" office:value-type="string" calcext:value-type="string">
            <text:p>Dinucleotide</text:p>
          </table:table-cell>
          <table:table-cell table:style-name="ce2" office:value-type="string" calcext:value-type="string">
            <text:p>Observed</text:p>
          </table:table-cell>
          <table:table-cell table:style-name="ce2" office:value-type="string" calcext:value-type="string">
            <text:p>Expected</text:p>
          </table:table-cell>
          <table:table-cell table:style-name="ce4" office:value-type="string" calcext:value-type="string">
            <text:p>Ratio</text:p>
          </table:table-cell>
          <table:table-cell/>
          <table:table-cell table:style-name="ce2" office:value-type="string" calcext:value-type="string">
            <text:p>Dinucleotide</text:p>
          </table:table-cell>
          <table:table-cell table:style-name="ce2" office:value-type="string" calcext:value-type="string">
            <text:p>Observed</text:p>
          </table:table-cell>
          <table:table-cell table:style-name="ce2" office:value-type="string" calcext:value-type="string">
            <text:p>Expected</text:p>
          </table:table-cell>
          <table:table-cell table:style-name="ce4" office:value-type="string" calcext:value-type="string">
            <text:p>Ratio</text:p>
          </table:table-cell>
          <table:table-cell/>
          <table:table-cell table:style-name="ce2" office:value-type="string" calcext:value-type="string">
            <text:p>Dinucleotide</text:p>
          </table:table-cell>
          <table:table-cell table:style-name="ce2" office:value-type="string" calcext:value-type="string">
            <text:p>Observed</text:p>
          </table:table-cell>
          <table:table-cell table:style-name="ce2" office:value-type="string" calcext:value-type="string">
            <text:p>Expected</text:p>
          </table:table-cell>
          <table:table-cell table:style-name="ce4" office:value-type="string" calcext:value-type="string">
            <text:p>Ratio</text:p>
          </table:table-cell>
          <table:table-cell/>
          <table:table-cell table:style-name="ce2" office:value-type="string" calcext:value-type="string">
            <text:p>Dinucleotide</text:p>
          </table:table-cell>
          <table:table-cell table:style-name="ce2" office:value-type="string" calcext:value-type="string">
            <text:p>Observed</text:p>
          </table:table-cell>
          <table:table-cell table:style-name="ce2" office:value-type="string" calcext:value-type="string">
            <text:p>Expected</text:p>
          </table:table-cell>
          <table:table-cell table:style-name="ce4" office:value-type="string" calcext:value-type="string">
            <text:p>Ratio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0.128259259868692" calcext:value-type="float">
            <text:p>0.128259259868692</text:p>
          </table:table-cell>
          <table:table-cell office:value-type="float" office:value="0.12287480227715" calcext:value-type="float">
            <text:p>0.12287480227715</text:p>
          </table:table-cell>
          <table:table-cell table:formula="of:=[.B4]/[.C4]" office:value-type="float" office:value="1.04382068163493" calcext:value-type="float">
            <text:p>1.04382068163493</text:p>
          </table:table-cell>
          <table:table-cell/>
          <table:table-cell office:value-type="string" calcext:value-type="string">
            <text:p>AA</text:p>
          </table:table-cell>
          <table:table-cell office:value-type="float" office:value="0.128533863087319" calcext:value-type="float">
            <text:p>0.128533863087319</text:p>
          </table:table-cell>
          <table:table-cell office:value-type="float" office:value="0.123174700733676" calcext:value-type="float">
            <text:p>0.123174700733676</text:p>
          </table:table-cell>
          <table:table-cell table:formula="of:=[.G4]/[.H4]" office:value-type="float" office:value="1.04350862897756" calcext:value-type="float">
            <text:p>1.04350862897756</text:p>
          </table:table-cell>
          <table:table-cell/>
          <table:table-cell office:value-type="string" calcext:value-type="string">
            <text:p>AA</text:p>
          </table:table-cell>
          <table:table-cell office:value-type="float" office:value="0.135199352419386" calcext:value-type="float">
            <text:p>0.135199352419386</text:p>
          </table:table-cell>
          <table:table-cell office:value-type="float" office:value="0.132620177673555" calcext:value-type="float">
            <text:p>0.132620177673555</text:p>
          </table:table-cell>
          <table:table-cell table:formula="of:=[.L4]/[.M4]" office:value-type="float" office:value="1.01944783057205" calcext:value-type="float">
            <text:p>1.01944783057205</text:p>
          </table:table-cell>
          <table:table-cell/>
          <table:table-cell office:value-type="string" calcext:value-type="string">
            <text:p>AA</text:p>
          </table:table-cell>
          <table:table-cell office:value-type="float" office:value="0.0608009692413822" calcext:value-type="float">
            <text:p>0.060800969241382</text:p>
          </table:table-cell>
          <table:table-cell office:value-type="float" office:value="0.0484936263900037" calcext:value-type="float">
            <text:p>0.048493626390004</text:p>
          </table:table-cell>
          <table:table-cell table:formula="of:=[.Q4]/[.R4]" office:value-type="float" office:value="1.25379299853548" calcext:value-type="float">
            <text:p>1.25379299853548</text:p>
          </table:table-cell>
          <table:table-cell/>
          <table:table-cell office:value-type="string" calcext:value-type="string">
            <text:p>AA</text:p>
          </table:table-cell>
          <table:table-cell office:value-type="float" office:value="0.0539666962663855" calcext:value-type="float">
            <text:p>0.053966696266386</text:p>
          </table:table-cell>
          <table:table-cell office:value-type="float" office:value="0.0424847250451707" calcext:value-type="float">
            <text:p>0.042484725045171</text:p>
          </table:table-cell>
          <table:table-cell table:formula="of:=[.V4]/[.W4]" office:value-type="float" office:value="1.27026116348892" calcext:value-type="float">
            <text:p>1.27026116348892</text:p>
          </table:table-cell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0.0453507314103302" calcext:value-type="float">
            <text:p>0.04535073141033</text:p>
          </table:table-cell>
          <table:table-cell office:value-type="float" office:value="0.0505189969170989" calcext:value-type="float">
            <text:p>0.050518996917099</text:p>
          </table:table-cell>
          <table:table-cell table:formula="of:=[.B5]/[.C5]" office:value-type="float" office:value="0.897696592922267" calcext:value-type="float">
            <text:p>0.897696592922267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0.045091032280239" calcext:value-type="float">
            <text:p>0.045091032280239</text:p>
          </table:table-cell>
          <table:table-cell office:value-type="float" office:value="0.0503817274238995" calcext:value-type="float">
            <text:p>0.0503817274239</text:p>
          </table:table-cell>
          <table:table-cell table:formula="of:=[.G5]/[.H5]" office:value-type="float" office:value="0.894987817723162" calcext:value-type="float">
            <text:p>0.894987817723162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0.0389359533985308" calcext:value-type="float">
            <text:p>0.038935953398531</text:p>
          </table:table-cell>
          <table:table-cell office:value-type="float" office:value="0.0446580347241538" calcext:value-type="float">
            <text:p>0.044658034724154</text:p>
          </table:table-cell>
          <table:table-cell table:formula="of:=[.L5]/[.M5]" office:value-type="float" office:value="0.871868940024623" calcext:value-type="float">
            <text:p>0.871868940024623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0.0553590747242062" calcext:value-type="float">
            <text:p>0.055359074724206</text:p>
          </table:table-cell>
          <table:table-cell office:value-type="float" office:value="0.0599200708646822" calcext:value-type="float">
            <text:p>0.059920070864682</text:p>
          </table:table-cell>
          <table:table-cell table:formula="of:=[.Q5]/[.R5]" office:value-type="float" office:value="0.923881996889221" calcext:value-type="float">
            <text:p>0.923881996889221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0.0488173683135791" calcext:value-type="float">
            <text:p>0.048817368313579</text:p>
          </table:table-cell>
          <table:table-cell office:value-type="float" office:value="0.0590447001671467" calcext:value-type="float">
            <text:p>0.059044700167147</text:p>
          </table:table-cell>
          <table:table-cell table:formula="of:=[.V5]/[.W5]" office:value-type="float" office:value="0.82678662395413" calcext:value-type="float">
            <text:p>0.82678662395413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0.0522353676797262" calcext:value-type="float">
            <text:p>0.052235367679726</text:p>
          </table:table-cell>
          <table:table-cell office:value-type="float" office:value="0.06183683033234" calcext:value-type="float">
            <text:p>0.06183683033234</text:p>
          </table:table-cell>
          <table:table-cell table:formula="of:=[.B6]/[.C6]" office:value-type="float" office:value="0.844729061935887" calcext:value-type="float">
            <text:p>0.844729061935887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0.0522019270459034" calcext:value-type="float">
            <text:p>0.052201927045903</text:p>
          </table:table-cell>
          <table:table-cell office:value-type="float" office:value="0.0617720425811952" calcext:value-type="float">
            <text:p>0.061772042581195</text:p>
          </table:table-cell>
          <table:table-cell table:formula="of:=[.G6]/[.H6]" office:value-type="float" office:value="0.845073675154702" calcext:value-type="float">
            <text:p>0.845073675154702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0.053075585433492" calcext:value-type="float">
            <text:p>0.053075585433492</text:p>
          </table:table-cell>
          <table:table-cell office:value-type="float" office:value="0.060447894807081" calcext:value-type="float">
            <text:p>0.060447894807081</text:p>
          </table:table-cell>
          <table:table-cell table:formula="of:=[.L6]/[.M6]" office:value-type="float" office:value="0.878038608339998" calcext:value-type="float">
            <text:p>0.878038608339998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0.0483145883894721" calcext:value-type="float">
            <text:p>0.048314588389472</text:p>
          </table:table-cell>
          <table:table-cell office:value-type="float" office:value="0.0646067199695706" calcext:value-type="float">
            <text:p>0.064606719969571</text:p>
          </table:table-cell>
          <table:table-cell table:formula="of:=[.Q6]/[.R6]" office:value-type="float" office:value="0.747826052959011" calcext:value-type="float">
            <text:p>0.747826052959011</text:p>
          </table:table-cell>
          <table:table-cell/>
          <table:table-cell office:value-type="string" calcext:value-type="string">
            <text:p>AG</text:p>
          </table:table-cell>
          <table:table-cell office:value-type="float" office:value="0.04816341773161" calcext:value-type="float">
            <text:p>0.04816341773161</text:p>
          </table:table-cell>
          <table:table-cell office:value-type="float" office:value="0.0620189353865342" calcext:value-type="float">
            <text:p>0.062018935386534</text:p>
          </table:table-cell>
          <table:table-cell table:formula="of:=[.V6]/[.W6]" office:value-type="float" office:value="0.776592139665581" calcext:value-type="float">
            <text:p>0.776592139665581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office:value-type="float" office:value="0.123808270119955" calcext:value-type="float">
            <text:p>0.123808270119955</text:p>
          </table:table-cell>
          <table:table-cell office:value-type="float" office:value="0.115304393370054" calcext:value-type="float">
            <text:p>0.115304393370054</text:p>
          </table:table-cell>
          <table:table-cell table:formula="of:=[.B7]/[.C7]" office:value-type="float" office:value="1.07375154147517" calcext:value-type="float">
            <text:p>1.07375154147517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.124256472410748" calcext:value-type="float">
            <text:p>0.124256472410748</text:p>
          </table:table-cell>
          <table:table-cell office:value-type="float" office:value="0.115634063919384" calcext:value-type="float">
            <text:p>0.115634063919384</text:p>
          </table:table-cell>
          <table:table-cell table:formula="of:=[.G7]/[.H7]" office:value-type="float" office:value="1.07456633624306" calcext:value-type="float">
            <text:p>1.07456633624306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.136059526042644" calcext:value-type="float">
            <text:p>0.136059526042644</text:p>
          </table:table-cell>
          <table:table-cell office:value-type="float" office:value="0.126444426575135" calcext:value-type="float">
            <text:p>0.126444426575135</text:p>
          </table:table-cell>
          <table:table-cell table:formula="of:=[.L7]/[.M7]" office:value-type="float" office:value="1.07604209792351" calcext:value-type="float">
            <text:p>1.07604209792351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.0547182301544752" calcext:value-type="float">
            <text:p>0.054718230154475</text:p>
          </table:table-cell>
          <table:table-cell office:value-type="float" office:value="0.0471922672196777" calcext:value-type="float">
            <text:p>0.047192267219678</text:p>
          </table:table-cell>
          <table:table-cell table:formula="of:=[.Q7]/[.R7]" office:value-type="float" office:value="1.15947449398361" calcext:value-type="float">
            <text:p>1.15947449398361</text:p>
          </table:table-cell>
          <table:table-cell/>
          <table:table-cell office:value-type="string" calcext:value-type="string">
            <text:p>AT</text:p>
          </table:table-cell>
          <table:table-cell office:value-type="float" office:value="0.0541947689921701" calcext:value-type="float">
            <text:p>0.05419476899217</text:p>
          </table:table-cell>
          <table:table-cell office:value-type="float" office:value="0.0425698701454731" calcext:value-type="float">
            <text:p>0.042569870145473</text:p>
          </table:table-cell>
          <table:table-cell table:formula="of:=[.V7]/[.W7]" office:value-type="float" office:value="1.2730780903717" calcext:value-type="float">
            <text:p>1.2730780903717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0.0561532259391506" calcext:value-type="float">
            <text:p>0.056153225939151</text:p>
          </table:table-cell>
          <table:table-cell office:value-type="float" office:value="0.0505189969170989" calcext:value-type="float">
            <text:p>0.050518996917099</text:p>
          </table:table-cell>
          <table:table-cell table:formula="of:=[.B8]/[.C8]" office:value-type="float" office:value="1.11152693770419" calcext:value-type="float">
            <text:p>1.11152693770419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0.0560616102131131" calcext:value-type="float">
            <text:p>0.056061610213113</text:p>
          </table:table-cell>
          <table:table-cell office:value-type="float" office:value="0.0503817274238995" calcext:value-type="float">
            <text:p>0.0503817274239</text:p>
          </table:table-cell>
          <table:table-cell table:formula="of:=[.G8]/[.H8]" office:value-type="float" office:value="1.11273695999791" calcext:value-type="float">
            <text:p>1.11273695999791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0.0506640574170118" calcext:value-type="float">
            <text:p>0.050664057417012</text:p>
          </table:table-cell>
          <table:table-cell office:value-type="float" office:value="0.0446580347241538" calcext:value-type="float">
            <text:p>0.044658034724154</text:p>
          </table:table-cell>
          <table:table-cell table:formula="of:=[.L8]/[.M8]" office:value-type="float" office:value="1.13448918497996" calcext:value-type="float">
            <text:p>1.13448918497996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0.0588392834838886" calcext:value-type="float">
            <text:p>0.058839283483889</text:p>
          </table:table-cell>
          <table:table-cell office:value-type="float" office:value="0.0599200708646822" calcext:value-type="float">
            <text:p>0.059920070864682</text:p>
          </table:table-cell>
          <table:table-cell table:formula="of:=[.Q8]/[.R8]" office:value-type="float" office:value="0.981962848755063" calcext:value-type="float">
            <text:p>0.981962848755063</text:p>
          </table:table-cell>
          <table:table-cell/>
          <table:table-cell office:value-type="string" calcext:value-type="string">
            <text:p>CA</text:p>
          </table:table-cell>
          <table:table-cell office:value-type="float" office:value="0.0556606158475161" calcext:value-type="float">
            <text:p>0.055660615847516</text:p>
          </table:table-cell>
          <table:table-cell office:value-type="float" office:value="0.0590447001671467" calcext:value-type="float">
            <text:p>0.059044700167147</text:p>
          </table:table-cell>
          <table:table-cell table:formula="of:=[.V8]/[.W8]" office:value-type="float" office:value="0.942686061406853" calcext:value-type="float">
            <text:p>0.942686061406853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0.0208612377206983" calcext:value-type="float">
            <text:p>0.020861237720698</text:p>
          </table:table-cell>
          <table:table-cell office:value-type="float" office:value="0.0207704834694529" calcext:value-type="float">
            <text:p>0.020770483469453</text:p>
          </table:table-cell>
          <table:table-cell table:formula="of:=[.B9]/[.C9]" office:value-type="float" office:value="1.00436938559369" calcext:value-type="float">
            <text:p>1.00436938559369</text:p>
          </table:table-cell>
          <table:table-cell/>
          <table:table-cell office:value-type="string" calcext:value-type="string">
            <text:p>CC</text:p>
          </table:table-cell>
          <table:table-cell office:value-type="float" office:value="0.0207373688702656" calcext:value-type="float">
            <text:p>0.020737368870266</text:p>
          </table:table-cell>
          <table:table-cell office:value-type="float" office:value="0.0206074660063868" calcext:value-type="float">
            <text:p>0.020607466006387</text:p>
          </table:table-cell>
          <table:table-cell table:formula="of:=[.G9]/[.H9]" office:value-type="float" office:value="1.00630367963914" calcext:value-type="float">
            <text:p>1.00630367963914</text:p>
          </table:table-cell>
          <table:table-cell/>
          <table:table-cell office:value-type="string" calcext:value-type="string">
            <text:p>CC</text:p>
          </table:table-cell>
          <table:table-cell office:value-type="float" office:value="0.0165106017666513" calcext:value-type="float">
            <text:p>0.016510601766651</text:p>
          </table:table-cell>
          <table:table-cell office:value-type="float" office:value="0.0150379836643923" calcext:value-type="float">
            <text:p>0.015037983664392</text:p>
          </table:table-cell>
          <table:table-cell table:formula="of:=[.L9]/[.M9]" office:value-type="float" office:value="1.09792656616232" calcext:value-type="float">
            <text:p>1.09792656616232</text:p>
          </table:table-cell>
          <table:table-cell/>
          <table:table-cell office:value-type="string" calcext:value-type="string">
            <text:p>CC</text:p>
          </table:table-cell>
          <table:table-cell office:value-type="float" office:value="0.0623009971041896" calcext:value-type="float">
            <text:p>0.06230099710419</text:p>
          </table:table-cell>
          <table:table-cell office:value-type="float" office:value="0.074038902835459" calcext:value-type="float">
            <text:p>0.074038902835459</text:p>
          </table:table-cell>
          <table:table-cell table:formula="of:=[.Q9]/[.R9]" office:value-type="float" office:value="0.841462997400769" calcext:value-type="float">
            <text:p>0.841462997400769</text:p>
          </table:table-cell>
          <table:table-cell/>
          <table:table-cell office:value-type="string" calcext:value-type="string">
            <text:p>CC</text:p>
          </table:table-cell>
          <table:table-cell office:value-type="float" office:value="0.0719635526995071" calcext:value-type="float">
            <text:p>0.071963552699507</text:p>
          </table:table-cell>
          <table:table-cell office:value-type="float" office:value="0.0820595311402291" calcext:value-type="float">
            <text:p>0.082059531140229</text:p>
          </table:table-cell>
          <table:table-cell table:formula="of:=[.V9]/[.W9]" office:value-type="float" office:value="0.876967631907752" calcext:value-type="float">
            <text:p>0.876967631907752</text:p>
          </table:table-cell>
        </table:table-row>
        <table:table-row table:style-name="ro2">
          <table:table-cell office:value-type="string" calcext:value-type="string">
            <text:p>CG</text:p>
          </table:table-cell>
          <table:table-cell office:value-type="float" office:value="0.0252776726506837" calcext:value-type="float">
            <text:p>0.025277672650684</text:p>
          </table:table-cell>
          <table:table-cell office:value-type="float" office:value="0.0254237205922534" calcext:value-type="float">
            <text:p>0.025423720592253</text:p>
          </table:table-cell>
          <table:table-cell table:formula="of:=[.B10]/[.C10]" office:value-type="float" office:value="0.994255445773967" calcext:value-type="float">
            <text:p>0.994255445773967</text:p>
          </table:table-cell>
          <table:table-cell/>
          <table:table-cell office:value-type="string" calcext:value-type="string">
            <text:p>CG</text:p>
          </table:table-cell>
          <table:table-cell office:value-type="float" office:value="0.0249720020852485" calcext:value-type="float">
            <text:p>0.024972002085249</text:p>
          </table:table-cell>
          <table:table-cell office:value-type="float" office:value="0.0252664077380007" calcext:value-type="float">
            <text:p>0.025266407738001</text:p>
          </table:table-cell>
          <table:table-cell table:formula="of:=[.G10]/[.H10]" office:value-type="float" office:value="0.988347941828335" calcext:value-type="float">
            <text:p>0.988347941828335</text:p>
          </table:table-cell>
          <table:table-cell/>
          <table:table-cell office:value-type="string" calcext:value-type="string">
            <text:p>CG</text:p>
          </table:table-cell>
          <table:table-cell office:value-type="float" office:value="0.0165697492653036" calcext:value-type="float">
            <text:p>0.016569749265304</text:p>
          </table:table-cell>
          <table:table-cell office:value-type="float" office:value="0.0203550035345406" calcext:value-type="float">
            <text:p>0.020355003534541</text:p>
          </table:table-cell>
          <table:table-cell table:formula="of:=[.L10]/[.M10]" office:value-type="float" office:value="0.814038142375472" calcext:value-type="float">
            <text:p>0.814038142375472</text:p>
          </table:table-cell>
          <table:table-cell/>
          <table:table-cell office:value-type="string" calcext:value-type="string">
            <text:p>CG</text:p>
          </table:table-cell>
          <table:table-cell office:value-type="float" office:value="0.0940852544258628" calcext:value-type="float">
            <text:p>0.094085254425863</text:p>
          </table:table-cell>
          <table:table-cell office:value-type="float" office:value="0.0798298565625389" calcext:value-type="float">
            <text:p>0.079829856562539</text:p>
          </table:table-cell>
          <table:table-cell table:formula="of:=[.Q10]/[.R10]" office:value-type="float" office:value="1.17857225951742" calcext:value-type="float">
            <text:p>1.17857225951742</text:p>
          </table:table-cell>
          <table:table-cell/>
          <table:table-cell office:value-type="string" calcext:value-type="string">
            <text:p>CG</text:p>
          </table:table-cell>
          <table:table-cell office:value-type="float" office:value="0.0987401433149326" calcext:value-type="float">
            <text:p>0.098740143314933</text:p>
          </table:table-cell>
          <table:table-cell office:value-type="float" office:value="0.0861930832949997" calcext:value-type="float">
            <text:p>0.086193083295</text:p>
          </table:table-cell>
          <table:table-cell table:formula="of:=[.V10]/[.W10]" office:value-type="float" office:value="1.14556922133752" calcext:value-type="float">
            <text:p>1.14556922133752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float" office:value="0.0418277853652115" calcext:value-type="float">
            <text:p>0.041827785365212</text:p>
          </table:table-cell>
          <table:table-cell office:value-type="float" office:value="0.0474064835526734" calcext:value-type="float">
            <text:p>0.047406483552673</text:p>
          </table:table-cell>
          <table:table-cell table:formula="of:=[.B11]/[.C11]" office:value-type="float" office:value="0.882322041851862" calcext:value-type="float">
            <text:p>0.882322041851862</text:p>
          </table:table-cell>
          <table:table-cell/>
          <table:table-cell office:value-type="string" calcext:value-type="string">
            <text:p>CT</text:p>
          </table:table-cell>
          <table:table-cell office:value-type="float" office:value="0.0417822625604155" calcext:value-type="float">
            <text:p>0.041782262560416</text:p>
          </table:table-cell>
          <table:table-cell office:value-type="float" office:value="0.047297406485286" calcext:value-type="float">
            <text:p>0.047297406485286</text:p>
          </table:table-cell>
          <table:table-cell table:formula="of:=[.G11]/[.H11]" office:value-type="float" office:value="0.883394369063635" calcext:value-type="float">
            <text:p>0.883394369063635</text:p>
          </table:table-cell>
          <table:table-cell/>
          <table:table-cell office:value-type="string" calcext:value-type="string">
            <text:p>CT</text:p>
          </table:table-cell>
          <table:table-cell office:value-type="float" office:value="0.0388852555425431" calcext:value-type="float">
            <text:p>0.038885255542543</text:p>
          </table:table-cell>
          <table:table-cell office:value-type="float" office:value="0.0425784348334051" calcext:value-type="float">
            <text:p>0.042578434833405</text:p>
          </table:table-cell>
          <table:table-cell table:formula="of:=[.L11]/[.M11]" office:value-type="float" office:value="0.91326174141177" calcext:value-type="float">
            <text:p>0.91326174141177</text:p>
          </table:table-cell>
          <table:table-cell/>
          <table:table-cell office:value-type="string" calcext:value-type="string">
            <text:p>CT</text:p>
          </table:table-cell>
          <table:table-cell office:value-type="float" office:value="0.0568557398343988" calcext:value-type="float">
            <text:p>0.056855739834399</text:p>
          </table:table-cell>
          <table:table-cell office:value-type="float" office:value="0.0583120753504013" calcext:value-type="float">
            <text:p>0.058312075350401</text:p>
          </table:table-cell>
          <table:table-cell table:formula="of:=[.Q11]/[.R11]" office:value-type="float" office:value="0.975025146897083" calcext:value-type="float">
            <text:p>0.975025146897083</text:p>
          </table:table-cell>
          <table:table-cell/>
          <table:table-cell office:value-type="string" calcext:value-type="string">
            <text:p>CT</text:p>
          </table:table-cell>
          <table:table-cell office:value-type="float" office:value="0.0600943922671836" calcext:value-type="float">
            <text:p>0.060094392267184</text:p>
          </table:table-cell>
          <table:table-cell office:value-type="float" office:value="0.0591630336837862" calcext:value-type="float">
            <text:p>0.059163033683786</text:p>
          </table:table-cell>
          <table:table-cell table:formula="of:=[.V11]/[.W11]" office:value-type="float" office:value="1.0157422384453" calcext:value-type="float">
            <text:p>1.0157422384453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float" office:value="0.0584009346255739" calcext:value-type="float">
            <text:p>0.058400934625574</text:p>
          </table:table-cell>
          <table:table-cell office:value-type="float" office:value="0.06183683033234" calcext:value-type="float">
            <text:p>0.06183683033234</text:p>
          </table:table-cell>
          <table:table-cell table:formula="of:=[.B12]/[.C12]" office:value-type="float" office:value="0.944436095959318" calcext:value-type="float">
            <text:p>0.944436095959318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0584297157779967" calcext:value-type="float">
            <text:p>0.058429715777997</text:p>
          </table:table-cell>
          <table:table-cell office:value-type="float" office:value="0.0617720425811952" calcext:value-type="float">
            <text:p>0.061772042581195</text:p>
          </table:table-cell>
          <table:table-cell table:formula="of:=[.G12]/[.H12]" office:value-type="float" office:value="0.945892564604688" calcext:value-type="float">
            <text:p>0.945892564604688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0588466913734218" calcext:value-type="float">
            <text:p>0.058846691373422</text:p>
          </table:table-cell>
          <table:table-cell office:value-type="float" office:value="0.060447894807081" calcext:value-type="float">
            <text:p>0.060447894807081</text:p>
          </table:table-cell>
          <table:table-cell table:formula="of:=[.L12]/[.M12]" office:value-type="float" office:value="0.973511014092891" calcext:value-type="float">
            <text:p>0.973511014092891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065872000184471" calcext:value-type="float">
            <text:p>0.065872000184471</text:p>
          </table:table-cell>
          <table:table-cell office:value-type="float" office:value="0.0646067199695706" calcext:value-type="float">
            <text:p>0.064606719969571</text:p>
          </table:table-cell>
          <table:table-cell table:formula="of:=[.Q12]/[.R12]" office:value-type="float" office:value="1.01958434378802" calcext:value-type="float">
            <text:p>1.01958434378802</text:p>
          </table:table-cell>
          <table:table-cell/>
          <table:table-cell office:value-type="string" calcext:value-type="string">
            <text:p>GA</text:p>
          </table:table-cell>
          <table:table-cell office:value-type="float" office:value="0.0633841814725654" calcext:value-type="float">
            <text:p>0.063384181472565</text:p>
          </table:table-cell>
          <table:table-cell office:value-type="float" office:value="0.0620189353865342" calcext:value-type="float">
            <text:p>0.062018935386534</text:p>
          </table:table-cell>
          <table:table-cell table:formula="of:=[.V12]/[.W12]" office:value-type="float" office:value="1.0220133750688" calcext:value-type="float">
            <text:p>1.0220133750688</text:p>
          </table:table-cell>
        </table:table-row>
        <table:table-row table:style-name="ro2">
          <table:table-cell office:value-type="string" calcext:value-type="string">
            <text:p>GC</text:p>
          </table:table-cell>
          <table:table-cell office:value-type="float" office:value="0.0322116729468679" calcext:value-type="float">
            <text:p>0.032211672946868</text:p>
          </table:table-cell>
          <table:table-cell office:value-type="float" office:value="0.0254237205922534" calcext:value-type="float">
            <text:p>0.025423720592253</text:p>
          </table:table-cell>
          <table:table-cell table:formula="of:=[.B13]/[.C13]" office:value-type="float" office:value="1.26699287895269" calcext:value-type="float">
            <text:p>1.26699287895269</text:p>
          </table:table-cell>
          <table:table-cell/>
          <table:table-cell office:value-type="string" calcext:value-type="string">
            <text:p>GC</text:p>
          </table:table-cell>
          <table:table-cell office:value-type="float" office:value="0.0320236942117909" calcext:value-type="float">
            <text:p>0.032023694211791</text:p>
          </table:table-cell>
          <table:table-cell office:value-type="float" office:value="0.0252664077380007" calcext:value-type="float">
            <text:p>0.025266407738001</text:p>
          </table:table-cell>
          <table:table-cell table:formula="of:=[.G13]/[.H13]" office:value-type="float" office:value="1.26744151934298" calcext:value-type="float">
            <text:p>1.26744151934298</text:p>
          </table:table-cell>
          <table:table-cell/>
          <table:table-cell office:value-type="string" calcext:value-type="string">
            <text:p>GC</text:p>
          </table:table-cell>
          <table:table-cell office:value-type="float" office:value="0.0228292445512479" calcext:value-type="float">
            <text:p>0.022829244551248</text:p>
          </table:table-cell>
          <table:table-cell office:value-type="float" office:value="0.0203550035345406" calcext:value-type="float">
            <text:p>0.020355003534541</text:p>
          </table:table-cell>
          <table:table-cell table:formula="of:=[.L13]/[.M13]" office:value-type="float" office:value="1.12155443807753" calcext:value-type="float">
            <text:p>1.12155443807753</text:p>
          </table:table-cell>
          <table:table-cell/>
          <table:table-cell office:value-type="string" calcext:value-type="string">
            <text:p>GC</text:p>
          </table:table-cell>
          <table:table-cell office:value-type="float" office:value="0.10034021448597" calcext:value-type="float">
            <text:p>0.10034021448597</text:p>
          </table:table-cell>
          <table:table-cell office:value-type="float" office:value="0.0798298565625389" calcext:value-type="float">
            <text:p>0.079829856562539</text:p>
          </table:table-cell>
          <table:table-cell table:formula="of:=[.Q13]/[.R13]" office:value-type="float" office:value="1.25692590224515" calcext:value-type="float">
            <text:p>1.25692590224515</text:p>
          </table:table-cell>
          <table:table-cell/>
          <table:table-cell office:value-type="string" calcext:value-type="string">
            <text:p>GC</text:p>
          </table:table-cell>
          <table:table-cell office:value-type="float" office:value="0.110717798156064" calcext:value-type="float">
            <text:p>0.110717798156064</text:p>
          </table:table-cell>
          <table:table-cell office:value-type="float" office:value="0.0861930832949997" calcext:value-type="float">
            <text:p>0.086193083295</text:p>
          </table:table-cell>
          <table:table-cell table:formula="of:=[.V13]/[.W13]" office:value-type="float" office:value="1.28453228407119" calcext:value-type="float">
            <text:p>1.28453228407119</text:p>
          </table:table-cell>
        </table:table-row>
        <table:table-row table:style-name="ro2">
          <table:table-cell office:value-type="string" calcext:value-type="string">
            <text:p>GG</text:p>
          </table:table-cell>
          <table:table-cell office:value-type="float" office:value="0.0361328221414115" calcext:value-type="float">
            <text:p>0.036132822141412</text:p>
          </table:table-cell>
          <table:table-cell office:value-type="float" office:value="0.0311194281877732" calcext:value-type="float">
            <text:p>0.031119428187773</text:p>
          </table:table-cell>
          <table:table-cell table:formula="of:=[.B14]/[.C14]" office:value-type="float" office:value="1.16110173758296" calcext:value-type="float">
            <text:p>1.16110173758296</text:p>
          </table:table-cell>
          <table:table-cell/>
          <table:table-cell office:value-type="string" calcext:value-type="string">
            <text:p>GG</text:p>
          </table:table-cell>
          <table:table-cell office:value-type="float" office:value="0.0359656032666701" calcext:value-type="float">
            <text:p>0.03596560326667</text:p>
          </table:table-cell>
          <table:table-cell office:value-type="float" office:value="0.0309786443313821" calcext:value-type="float">
            <text:p>0.030978644331382</text:p>
          </table:table-cell>
          <table:table-cell table:formula="of:=[.G14]/[.H14]" office:value-type="float" office:value="1.16098054136721" calcext:value-type="float">
            <text:p>1.16098054136721</text:p>
          </table:table-cell>
          <table:table-cell/>
          <table:table-cell office:value-type="string" calcext:value-type="string">
            <text:p>GG</text:p>
          </table:table-cell>
          <table:table-cell office:value-type="float" office:value="0.0345674881409265" calcext:value-type="float">
            <text:p>0.034567488140927</text:p>
          </table:table-cell>
          <table:table-cell office:value-type="float" office:value="0.0275519762581086" calcext:value-type="float">
            <text:p>0.027551976258109</text:p>
          </table:table-cell>
          <table:table-cell table:formula="of:=[.L14]/[.M14]" office:value-type="float" office:value="1.25462826394362" calcext:value-type="float">
            <text:p>1.25462826394362</text:p>
          </table:table-cell>
          <table:table-cell/>
          <table:table-cell office:value-type="string" calcext:value-type="string">
            <text:p>GG</text:p>
          </table:table-cell>
          <table:table-cell office:value-type="float" office:value="0.0737124981024467" calcext:value-type="float">
            <text:p>0.073712498102447</text:p>
          </table:table-cell>
          <table:table-cell office:value-type="float" office:value="0.0860737498090456" calcext:value-type="float">
            <text:p>0.086073749809046</text:p>
          </table:table-cell>
          <table:table-cell table:formula="of:=[.Q14]/[.R14]" office:value-type="float" office:value="0.856387670642649" calcext:value-type="float">
            <text:p>0.856387670642649</text:p>
          </table:table-cell>
          <table:table-cell/>
          <table:table-cell office:value-type="string" calcext:value-type="string">
            <text:p>GG</text:p>
          </table:table-cell>
          <table:table-cell office:value-type="float" office:value="0.0793222019633012" calcext:value-type="float">
            <text:p>0.079322201963301</text:p>
          </table:table-cell>
          <table:table-cell office:value-type="float" office:value="0.0905348532299452" calcext:value-type="float">
            <text:p>0.090534853229945</text:p>
          </table:table-cell>
          <table:table-cell table:formula="of:=[.V14]/[.W14]" office:value-type="float" office:value="0.876150997470935" calcext:value-type="float">
            <text:p>0.876150997470935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office:value-type="float" office:value="0.0495335099468514" calcext:value-type="float">
            <text:p>0.049533509946851</text:p>
          </table:table-cell>
          <table:table-cell office:value-type="float" office:value="0.0580270167459983" calcext:value-type="float">
            <text:p>0.058027016745998</text:p>
          </table:table-cell>
          <table:table-cell table:formula="of:=[.B15]/[.C15]" office:value-type="float" office:value="0.853628408361479" calcext:value-type="float">
            <text:p>0.853628408361479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494572269154932" calcext:value-type="float">
            <text:p>0.049457226915493</text:p>
          </table:table-cell>
          <table:table-cell office:value-type="float" office:value="0.0579904174941657" calcext:value-type="float">
            <text:p>0.057990417494166</text:p>
          </table:table-cell>
          <table:table-cell table:formula="of:=[.G15]/[.H15]" office:value-type="float" office:value="0.852851713310548" calcext:value-type="float">
            <text:p>0.852851713310548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496467204401926" calcext:value-type="float">
            <text:p>0.049646720440193</text:p>
          </table:table-cell>
          <table:table-cell office:value-type="float" office:value="0.0576330052533138" calcext:value-type="float">
            <text:p>0.057633005253314</text:p>
          </table:table-cell>
          <table:table-cell table:formula="of:=[.L15]/[.M15]" office:value-type="float" office:value="0.861428624483156" calcext:value-type="float">
            <text:p>0.861428624483156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533135603479584" calcext:value-type="float">
            <text:p>0.053313560347958</text:p>
          </table:table-cell>
          <table:table-cell office:value-type="float" office:value="0.0628729550656858" calcext:value-type="float">
            <text:p>0.062872955065686</text:p>
          </table:table-cell>
          <table:table-cell table:formula="of:=[.Q15]/[.R15]" office:value-type="float" office:value="0.847956968020028" calcext:value-type="float">
            <text:p>0.847956968020028</text:p>
          </table:table-cell>
          <table:table-cell/>
          <table:table-cell office:value-type="string" calcext:value-type="string">
            <text:p>GT</text:p>
          </table:table-cell>
          <table:table-cell office:value-type="float" office:value="0.0473470452645494" calcext:value-type="float">
            <text:p>0.047347045264549</text:p>
          </table:table-cell>
          <table:table-cell office:value-type="float" office:value="0.0621432296703861" calcext:value-type="float">
            <text:p>0.062143229670386</text:p>
          </table:table-cell>
          <table:table-cell table:formula="of:=[.V15]/[.W15]" office:value-type="float" office:value="0.761901908151264" calcext:value-type="float">
            <text:p>0.761901908151264</text:p>
          </table:table-cell>
        </table:table-row>
        <table:table-row table:style-name="ro2">
          <table:table-cell office:value-type="string" calcext:value-type="string">
            <text:p>TA</text:p>
          </table:table-cell>
          <table:table-cell office:value-type="float" office:value="0.106802362891416" calcext:value-type="float">
            <text:p>0.106802362891416</text:p>
          </table:table-cell>
          <table:table-cell office:value-type="float" office:value="0.115304393370054" calcext:value-type="float">
            <text:p>0.115304393370054</text:p>
          </table:table-cell>
          <table:table-cell table:formula="of:=[.B16]/[.C16]" office:value-type="float" office:value="0.926264470675008" calcext:value-type="float">
            <text:p>0.926264470675008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0.107021926355206" calcext:value-type="float">
            <text:p>0.107021926355206</text:p>
          </table:table-cell>
          <table:table-cell office:value-type="float" office:value="0.115634063919384" calcext:value-type="float">
            <text:p>0.115634063919384</text:p>
          </table:table-cell>
          <table:table-cell table:formula="of:=[.G16]/[.H16]" office:value-type="float" office:value="0.925522486434602" calcext:value-type="float">
            <text:p>0.925522486434602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0.118538347013305" calcext:value-type="float">
            <text:p>0.118538347013305</text:p>
          </table:table-cell>
          <table:table-cell office:value-type="float" office:value="0.126444426575135" calcext:value-type="float">
            <text:p>0.126444426575135</text:p>
          </table:table-cell>
          <table:table-cell table:formula="of:=[.L16]/[.M16]" office:value-type="float" office:value="0.937473878636065" calcext:value-type="float">
            <text:p>0.937473878636065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0.0337012665087134" calcext:value-type="float">
            <text:p>0.033701266508713</text:p>
          </table:table-cell>
          <table:table-cell office:value-type="float" office:value="0.0471922672196777" calcext:value-type="float">
            <text:p>0.047192267219678</text:p>
          </table:table-cell>
          <table:table-cell table:formula="of:=[.Q16]/[.R16]" office:value-type="float" office:value="0.714126879131186" calcext:value-type="float">
            <text:p>0.714126879131186</text:p>
          </table:table-cell>
          <table:table-cell/>
          <table:table-cell office:value-type="string" calcext:value-type="string">
            <text:p>TA</text:p>
          </table:table-cell>
          <table:table-cell office:value-type="float" office:value="0.032125002611113" calcext:value-type="float">
            <text:p>0.032125002611113</text:p>
          </table:table-cell>
          <table:table-cell office:value-type="float" office:value="0.0425698701454731" calcext:value-type="float">
            <text:p>0.042569870145473</text:p>
          </table:table-cell>
          <table:table-cell table:formula="of:=[.V16]/[.W16]" office:value-type="float" office:value="0.754641780708584" calcext:value-type="float">
            <text:p>0.754641780708584</text:p>
          </table:table-cell>
        </table:table-row>
        <table:table-row table:style-name="ro2">
          <table:table-cell office:value-type="string" calcext:value-type="string">
            <text:p>TC</text:p>
          </table:table-cell>
          <table:table-cell office:value-type="float" office:value="0.0456946341302881" calcext:value-type="float">
            <text:p>0.045694634130288</text:p>
          </table:table-cell>
          <table:table-cell office:value-type="float" office:value="0.0474064835526734" calcext:value-type="float">
            <text:p>0.047406483552673</text:p>
          </table:table-cell>
          <table:table-cell table:formula="of:=[.B17]/[.C17]" office:value-type="float" office:value="0.963889972550205" calcext:value-type="float">
            <text:p>0.963889972550205</text:p>
          </table:table-cell>
          <table:table-cell/>
          <table:table-cell office:value-type="string" calcext:value-type="string">
            <text:p>TC</text:p>
          </table:table-cell>
          <table:table-cell office:value-type="float" office:value="0.0456995038489938" calcext:value-type="float">
            <text:p>0.045699503848994</text:p>
          </table:table-cell>
          <table:table-cell office:value-type="float" office:value="0.047297406485286" calcext:value-type="float">
            <text:p>0.047297406485286</text:p>
          </table:table-cell>
          <table:table-cell table:formula="of:=[.G17]/[.H17]" office:value-type="float" office:value="0.966215850824943" calcext:value-type="float">
            <text:p>0.966215850824943</text:p>
          </table:table-cell>
          <table:table-cell/>
          <table:table-cell office:value-type="string" calcext:value-type="string">
            <text:p>TC</text:p>
          </table:table-cell>
          <table:table-cell office:value-type="float" office:value="0.0443538642750798" calcext:value-type="float">
            <text:p>0.04435386427508</text:p>
          </table:table-cell>
          <table:table-cell office:value-type="float" office:value="0.0425784348334051" calcext:value-type="float">
            <text:p>0.042578434833405</text:p>
          </table:table-cell>
          <table:table-cell table:formula="of:=[.L17]/[.M17]" office:value-type="float" office:value="1.04169785593626" calcext:value-type="float">
            <text:p>1.04169785593626</text:p>
          </table:table-cell>
          <table:table-cell/>
          <table:table-cell office:value-type="string" calcext:value-type="string">
            <text:p>TC</text:p>
          </table:table-cell>
          <table:table-cell office:value-type="float" office:value="0.0540485619909033" calcext:value-type="float">
            <text:p>0.054048561990903</text:p>
          </table:table-cell>
          <table:table-cell office:value-type="float" office:value="0.0583120753504013" calcext:value-type="float">
            <text:p>0.058312075350401</text:p>
          </table:table-cell>
          <table:table-cell table:formula="of:=[.Q17]/[.R17]" office:value-type="float" office:value="0.926884554633354" calcext:value-type="float">
            <text:p>0.926884554633354</text:p>
          </table:table-cell>
          <table:table-cell/>
          <table:table-cell office:value-type="string" calcext:value-type="string">
            <text:p>TC</text:p>
          </table:table-cell>
          <table:table-cell office:value-type="float" office:value="0.054958492895428" calcext:value-type="float">
            <text:p>0.054958492895428</text:p>
          </table:table-cell>
          <table:table-cell office:value-type="float" office:value="0.0591630336837862" calcext:value-type="float">
            <text:p>0.059163033683786</text:p>
          </table:table-cell>
          <table:table-cell table:formula="of:=[.V17]/[.W17]" office:value-type="float" office:value="0.928932975093357" calcext:value-type="float">
            <text:p>0.928932975093357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0.0626956049561483" calcext:value-type="float">
            <text:p>0.062695604956148</text:p>
          </table:table-cell>
          <table:table-cell office:value-type="float" office:value="0.0580270167459983" calcext:value-type="float">
            <text:p>0.058027016745998</text:p>
          </table:table-cell>
          <table:table-cell table:formula="of:=[.B18]/[.C18]" office:value-type="float" office:value="1.08045542355875" calcext:value-type="float">
            <text:p>1.08045542355875</text:p>
          </table:table-cell>
          <table:table-cell/>
          <table:table-cell office:value-type="string" calcext:value-type="string">
            <text:p>TG</text:p>
          </table:table-cell>
          <table:table-cell office:value-type="float" office:value="0.062800843966511" calcext:value-type="float">
            <text:p>0.062800843966511</text:p>
          </table:table-cell>
          <table:table-cell office:value-type="float" office:value="0.0579904174941657" calcext:value-type="float">
            <text:p>0.057990417494166</text:p>
          </table:table-cell>
          <table:table-cell table:formula="of:=[.G18]/[.H18]" office:value-type="float" office:value="1.08295209243543" calcext:value-type="float">
            <text:p>1.08295209243543</text:p>
          </table:table-cell>
          <table:table-cell/>
          <table:table-cell office:value-type="string" calcext:value-type="string">
            <text:p>TG</text:p>
          </table:table-cell>
          <table:table-cell office:value-type="float" office:value="0.0617246396649886" calcext:value-type="float">
            <text:p>0.061724639664989</text:p>
          </table:table-cell>
          <table:table-cell office:value-type="float" office:value="0.0576330052533138" calcext:value-type="float">
            <text:p>0.057633005253314</text:p>
          </table:table-cell>
          <table:table-cell table:formula="of:=[.L18]/[.M18]" office:value-type="float" office:value="1.07099463916016" calcext:value-type="float">
            <text:p>1.07099463916016</text:p>
          </table:table-cell>
          <table:table-cell/>
          <table:table-cell office:value-type="string" calcext:value-type="string">
            <text:p>TG</text:p>
          </table:table-cell>
          <table:table-cell office:value-type="float" office:value="0.0771597999258273" calcext:value-type="float">
            <text:p>0.077159799925827</text:p>
          </table:table-cell>
          <table:table-cell office:value-type="float" office:value="0.0628729550656858" calcext:value-type="float">
            <text:p>0.062872955065686</text:p>
          </table:table-cell>
          <table:table-cell table:formula="of:=[.Q18]/[.R18]" office:value-type="float" office:value="1.22723355129746" calcext:value-type="float">
            <text:p>1.22723355129746</text:p>
          </table:table-cell>
          <table:table-cell/>
          <table:table-cell office:value-type="string" calcext:value-type="string">
            <text:p>TG</text:p>
          </table:table-cell>
          <table:table-cell office:value-type="float" office:value="0.074573599921219" calcext:value-type="float">
            <text:p>0.074573599921219</text:p>
          </table:table-cell>
          <table:table-cell office:value-type="float" office:value="0.0621432296703861" calcext:value-type="float">
            <text:p>0.062143229670386</text:p>
          </table:table-cell>
          <table:table-cell table:formula="of:=[.V18]/[.W18]" office:value-type="float" office:value="1.20002774745962" calcext:value-type="float">
            <text:p>1.20002774745962</text:p>
          </table:table-cell>
        </table:table-row>
        <table:table-row table:style-name="ro2">
          <table:table-cell office:value-type="string" calcext:value-type="string">
            <text:p>TT</text:p>
          </table:table-cell>
          <table:table-cell office:value-type="float" office:value="0.113746235992957" calcext:value-type="float">
            <text:p>0.113746235992957</text:p>
          </table:table-cell>
          <table:table-cell office:value-type="float" office:value="0.108200403044787" calcext:value-type="float">
            <text:p>0.108200403044787</text:p>
          </table:table-cell>
          <table:table-cell table:formula="of:=[.B19]/[.C19]" office:value-type="float" office:value="1.05125519676553" calcext:value-type="float">
            <text:p>1.05125519676553</text:p>
          </table:table-cell>
          <table:table-cell/>
          <table:table-cell office:value-type="string" calcext:value-type="string">
            <text:p>TT</text:p>
          </table:table-cell>
          <table:table-cell office:value-type="float" office:value="0.113955213203504" calcext:value-type="float">
            <text:p>0.113955213203504</text:p>
          </table:table-cell>
          <table:table-cell office:value-type="float" office:value="0.108555057644693" calcext:value-type="float">
            <text:p>0.108555057644693</text:p>
          </table:table-cell>
          <table:table-cell table:formula="of:=[.G19]/[.H19]" office:value-type="float" office:value="1.0497457757932" calcext:value-type="float">
            <text:p>1.0497457757932</text:p>
          </table:table-cell>
          <table:table-cell/>
          <table:table-cell office:value-type="string" calcext:value-type="string">
            <text:p>TT</text:p>
          </table:table-cell>
          <table:table-cell office:value-type="float" office:value="0.122595865420851" calcext:value-type="float">
            <text:p>0.122595865420851</text:p>
          </table:table-cell>
          <table:table-cell office:value-type="float" office:value="0.120556262948686" calcext:value-type="float">
            <text:p>0.120556262948686</text:p>
          </table:table-cell>
          <table:table-cell table:formula="of:=[.L19]/[.M19]" office:value-type="float" office:value="1.01691826224767" calcext:value-type="float">
            <text:p>1.01691826224767</text:p>
          </table:table-cell>
          <table:table-cell/>
          <table:table-cell office:value-type="string" calcext:value-type="string">
            <text:p>TT</text:p>
          </table:table-cell>
          <table:table-cell office:value-type="float" office:value="0.049377458412358" calcext:value-type="float">
            <text:p>0.049377458412358</text:p>
          </table:table-cell>
          <table:table-cell office:value-type="float" office:value="0.0459258309003789" calcext:value-type="float">
            <text:p>0.045925830900379</text:p>
          </table:table-cell>
          <table:table-cell table:formula="of:=[.Q19]/[.R19]" office:value-type="float" office:value="1.07515656100956" calcext:value-type="float">
            <text:p>1.07515656100956</text:p>
          </table:table-cell>
          <table:table-cell/>
          <table:table-cell office:value-type="string" calcext:value-type="string">
            <text:p>TT</text:p>
          </table:table-cell>
          <table:table-cell office:value-type="float" office:value="0.0448708575491859" calcext:value-type="float">
            <text:p>0.044870857549186</text:p>
          </table:table-cell>
          <table:table-cell office:value-type="float" office:value="0.0426551858880028" calcext:value-type="float">
            <text:p>0.042655185888003</text:p>
          </table:table-cell>
          <table:table-cell table:formula="of:=[.V19]/[.W19]" office:value-type="float" office:value="1.05194378163069" calcext:value-type="float">
            <text:p>1.05194378163069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3">
          <table:table-cell table:style-name="ce2" office:value-type="string" calcext:value-type="string">
            <text:p>Dinculeotide/Ratio (Obs/Exp)</text:p>
          </table:table-cell>
          <table:table-cell table:style-name="ce7" office:value-type="string" calcext:value-type="string">
            <text:p>Candidatus Blochmannia pennsylvanicus </text:p>
          </table:table-cell>
          <table:table-cell table:style-name="ce7" office:value-type="string" calcext:value-type="string">
            <text:p>Candidatus Blochmannia chromaiodes str_640</text:p>
          </table:table-cell>
          <table:table-cell table:style-name="ce7" office:value-type="string" calcext:value-type="string">
            <text:p>Blochmannia floridanus</text:p>
          </table:table-cell>
          <table:table-cell table:style-name="ce7" office:value-type="string" calcext:value-type="string">
            <text:p>Enterobacter hormaechei</text:p>
          </table:table-cell>
          <table:table-cell table:style-name="ce7" office:value-type="string" calcext:value-type="string">
            <text:p>Klebsiella pneumonia</text:p>
          </table:table-cell>
          <table:table-cell table:style-name="ce8" table:number-columns-repeated="3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.04382068163493" calcext:value-type="float">
            <text:p>1.04382068163493</text:p>
          </table:table-cell>
          <table:table-cell office:value-type="float" office:value="1.04350862897756" calcext:value-type="float">
            <text:p>1.04350862897756</text:p>
          </table:table-cell>
          <table:table-cell office:value-type="float" office:value="1.01944783057205" calcext:value-type="float">
            <text:p>1.01944783057205</text:p>
          </table:table-cell>
          <table:table-cell office:value-type="float" office:value="1.25379299853548" calcext:value-type="float">
            <text:p>1.25379299853548</text:p>
          </table:table-cell>
          <table:table-cell office:value-type="float" office:value="1.27026116348892" calcext:value-type="float">
            <text:p>1.270261163488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0.897696592922267" calcext:value-type="float">
            <text:p>0.897696592922267</text:p>
          </table:table-cell>
          <table:table-cell office:value-type="float" office:value="0.894987817723162" calcext:value-type="float">
            <text:p>0.894987817723162</text:p>
          </table:table-cell>
          <table:table-cell office:value-type="float" office:value="0.871868940024623" calcext:value-type="float">
            <text:p>0.871868940024623</text:p>
          </table:table-cell>
          <table:table-cell office:value-type="float" office:value="0.923881996889221" calcext:value-type="float">
            <text:p>0.923881996889221</text:p>
          </table:table-cell>
          <table:table-cell office:value-type="float" office:value="0.82678662395413" calcext:value-type="float">
            <text:p>0.826786623954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G</text:p>
          </table:table-cell>
          <table:table-cell office:value-type="float" office:value="0.844729061935887" calcext:value-type="float">
            <text:p>0.844729061935887</text:p>
          </table:table-cell>
          <table:table-cell office:value-type="float" office:value="0.845073675154702" calcext:value-type="float">
            <text:p>0.845073675154702</text:p>
          </table:table-cell>
          <table:table-cell office:value-type="float" office:value="0.878038608339998" calcext:value-type="float">
            <text:p>0.878038608339998</text:p>
          </table:table-cell>
          <table:table-cell office:value-type="float" office:value="0.747826052959011" calcext:value-type="float">
            <text:p>0.747826052959011</text:p>
          </table:table-cell>
          <table:table-cell office:value-type="float" office:value="0.776592139665581" calcext:value-type="float">
            <text:p>0.7765921396655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</text:p>
          </table:table-cell>
          <table:table-cell office:value-type="float" office:value="1.07375154147517" calcext:value-type="float">
            <text:p>1.07375154147517</text:p>
          </table:table-cell>
          <table:table-cell office:value-type="float" office:value="1.07456633624306" calcext:value-type="float">
            <text:p>1.07456633624306</text:p>
          </table:table-cell>
          <table:table-cell office:value-type="float" office:value="1.07604209792351" calcext:value-type="float">
            <text:p>1.07604209792351</text:p>
          </table:table-cell>
          <table:table-cell office:value-type="float" office:value="1.15947449398361" calcext:value-type="float">
            <text:p>1.15947449398361</text:p>
          </table:table-cell>
          <table:table-cell office:value-type="float" office:value="1.2730780903717" calcext:value-type="float">
            <text:p>1.27307809037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.11152693770419" calcext:value-type="float">
            <text:p>1.11152693770419</text:p>
          </table:table-cell>
          <table:table-cell office:value-type="float" office:value="1.11273695999791" calcext:value-type="float">
            <text:p>1.11273695999791</text:p>
          </table:table-cell>
          <table:table-cell office:value-type="float" office:value="1.13448918497996" calcext:value-type="float">
            <text:p>1.13448918497996</text:p>
          </table:table-cell>
          <table:table-cell office:value-type="float" office:value="0.981962848755063" calcext:value-type="float">
            <text:p>0.981962848755063</text:p>
          </table:table-cell>
          <table:table-cell office:value-type="float" office:value="0.942686061406853" calcext:value-type="float">
            <text:p>0.9426860614068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1.00436938559369" calcext:value-type="float">
            <text:p>1.00436938559369</text:p>
          </table:table-cell>
          <table:table-cell office:value-type="float" office:value="1.00630367963914" calcext:value-type="float">
            <text:p>1.00630367963914</text:p>
          </table:table-cell>
          <table:table-cell office:value-type="float" office:value="1.09792656616232" calcext:value-type="float">
            <text:p>1.09792656616232</text:p>
          </table:table-cell>
          <table:table-cell office:value-type="float" office:value="0.841462997400769" calcext:value-type="float">
            <text:p>0.841462997400769</text:p>
          </table:table-cell>
          <table:table-cell office:value-type="float" office:value="0.876967631907752" calcext:value-type="float">
            <text:p>0.876967631907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G</text:p>
          </table:table-cell>
          <table:table-cell office:value-type="float" office:value="0.994255445773967" calcext:value-type="float">
            <text:p>0.994255445773967</text:p>
          </table:table-cell>
          <table:table-cell office:value-type="float" office:value="0.988347941828335" calcext:value-type="float">
            <text:p>0.988347941828335</text:p>
          </table:table-cell>
          <table:table-cell office:value-type="float" office:value="0.814038142375472" calcext:value-type="float">
            <text:p>0.814038142375472</text:p>
          </table:table-cell>
          <table:table-cell office:value-type="float" office:value="1.17857225951742" calcext:value-type="float">
            <text:p>1.17857225951742</text:p>
          </table:table-cell>
          <table:table-cell office:value-type="float" office:value="1.14556922133752" calcext:value-type="float">
            <text:p>1.145569221337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T</text:p>
          </table:table-cell>
          <table:table-cell office:value-type="float" office:value="0.882322041851862" calcext:value-type="float">
            <text:p>0.882322041851862</text:p>
          </table:table-cell>
          <table:table-cell office:value-type="float" office:value="0.883394369063635" calcext:value-type="float">
            <text:p>0.883394369063635</text:p>
          </table:table-cell>
          <table:table-cell office:value-type="float" office:value="0.91326174141177" calcext:value-type="float">
            <text:p>0.91326174141177</text:p>
          </table:table-cell>
          <table:table-cell office:value-type="float" office:value="0.975025146897083" calcext:value-type="float">
            <text:p>0.975025146897083</text:p>
          </table:table-cell>
          <table:table-cell office:value-type="float" office:value="1.0157422384453" calcext:value-type="float">
            <text:p>1.01574223844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</text:p>
          </table:table-cell>
          <table:table-cell office:value-type="float" office:value="0.944436095959318" calcext:value-type="float">
            <text:p>0.944436095959318</text:p>
          </table:table-cell>
          <table:table-cell office:value-type="float" office:value="0.945892564604688" calcext:value-type="float">
            <text:p>0.945892564604688</text:p>
          </table:table-cell>
          <table:table-cell office:value-type="float" office:value="0.973511014092891" calcext:value-type="float">
            <text:p>0.973511014092891</text:p>
          </table:table-cell>
          <table:table-cell office:value-type="float" office:value="1.01958434378802" calcext:value-type="float">
            <text:p>1.01958434378802</text:p>
          </table:table-cell>
          <table:table-cell office:value-type="float" office:value="1.0220133750688" calcext:value-type="float">
            <text:p>1.02201337506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C</text:p>
          </table:table-cell>
          <table:table-cell office:value-type="float" office:value="1.26699287895269" calcext:value-type="float">
            <text:p>1.26699287895269</text:p>
          </table:table-cell>
          <table:table-cell office:value-type="float" office:value="1.26744151934298" calcext:value-type="float">
            <text:p>1.26744151934298</text:p>
          </table:table-cell>
          <table:table-cell office:value-type="float" office:value="1.12155443807753" calcext:value-type="float">
            <text:p>1.12155443807753</text:p>
          </table:table-cell>
          <table:table-cell office:value-type="float" office:value="1.25692590224515" calcext:value-type="float">
            <text:p>1.25692590224515</text:p>
          </table:table-cell>
          <table:table-cell office:value-type="float" office:value="1.28453228407119" calcext:value-type="float">
            <text:p>1.28453228407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G</text:p>
          </table:table-cell>
          <table:table-cell office:value-type="float" office:value="1.16110173758296" calcext:value-type="float">
            <text:p>1.16110173758296</text:p>
          </table:table-cell>
          <table:table-cell office:value-type="float" office:value="1.16098054136721" calcext:value-type="float">
            <text:p>1.16098054136721</text:p>
          </table:table-cell>
          <table:table-cell office:value-type="float" office:value="1.25462826394362" calcext:value-type="float">
            <text:p>1.25462826394362</text:p>
          </table:table-cell>
          <table:table-cell office:value-type="float" office:value="0.856387670642649" calcext:value-type="float">
            <text:p>0.856387670642649</text:p>
          </table:table-cell>
          <table:table-cell office:value-type="float" office:value="0.876150997470935" calcext:value-type="float">
            <text:p>0.8761509974709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T</text:p>
          </table:table-cell>
          <table:table-cell office:value-type="float" office:value="0.853628408361479" calcext:value-type="float">
            <text:p>0.853628408361479</text:p>
          </table:table-cell>
          <table:table-cell office:value-type="float" office:value="0.852851713310548" calcext:value-type="float">
            <text:p>0.852851713310548</text:p>
          </table:table-cell>
          <table:table-cell office:value-type="float" office:value="0.861428624483156" calcext:value-type="float">
            <text:p>0.861428624483156</text:p>
          </table:table-cell>
          <table:table-cell office:value-type="float" office:value="0.847956968020028" calcext:value-type="float">
            <text:p>0.847956968020028</text:p>
          </table:table-cell>
          <table:table-cell office:value-type="float" office:value="0.761901908151264" calcext:value-type="float">
            <text:p>0.7619019081512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</text:p>
          </table:table-cell>
          <table:table-cell office:value-type="float" office:value="0.926264470675008" calcext:value-type="float">
            <text:p>0.926264470675008</text:p>
          </table:table-cell>
          <table:table-cell office:value-type="float" office:value="0.925522486434602" calcext:value-type="float">
            <text:p>0.925522486434602</text:p>
          </table:table-cell>
          <table:table-cell office:value-type="float" office:value="0.937473878636065" calcext:value-type="float">
            <text:p>0.937473878636065</text:p>
          </table:table-cell>
          <table:table-cell office:value-type="float" office:value="0.714126879131186" calcext:value-type="float">
            <text:p>0.714126879131186</text:p>
          </table:table-cell>
          <table:table-cell office:value-type="float" office:value="0.754641780708584" calcext:value-type="float">
            <text:p>0.7546417807085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C</text:p>
          </table:table-cell>
          <table:table-cell office:value-type="float" office:value="0.963889972550205" calcext:value-type="float">
            <text:p>0.963889972550205</text:p>
          </table:table-cell>
          <table:table-cell office:value-type="float" office:value="0.966215850824943" calcext:value-type="float">
            <text:p>0.966215850824943</text:p>
          </table:table-cell>
          <table:table-cell office:value-type="float" office:value="1.04169785593626" calcext:value-type="float">
            <text:p>1.04169785593626</text:p>
          </table:table-cell>
          <table:table-cell office:value-type="float" office:value="0.926884554633354" calcext:value-type="float">
            <text:p>0.926884554633354</text:p>
          </table:table-cell>
          <table:table-cell office:value-type="float" office:value="0.928932975093357" calcext:value-type="float">
            <text:p>0.9289329750933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.08045542355875" calcext:value-type="float">
            <text:p>1.08045542355875</text:p>
          </table:table-cell>
          <table:table-cell office:value-type="float" office:value="1.08295209243543" calcext:value-type="float">
            <text:p>1.08295209243543</text:p>
          </table:table-cell>
          <table:table-cell office:value-type="float" office:value="1.07099463916016" calcext:value-type="float">
            <text:p>1.07099463916016</text:p>
          </table:table-cell>
          <table:table-cell office:value-type="float" office:value="1.22723355129746" calcext:value-type="float">
            <text:p>1.22723355129746</text:p>
          </table:table-cell>
          <table:table-cell office:value-type="float" office:value="1.20002774745962" calcext:value-type="float">
            <text:p>1.200027747459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T</text:p>
          </table:table-cell>
          <table:table-cell office:value-type="float" office:value="1.05125519676553" calcext:value-type="float">
            <text:p>1.05125519676553</text:p>
          </table:table-cell>
          <table:table-cell office:value-type="float" office:value="1.0497457757932" calcext:value-type="float">
            <text:p>1.0497457757932</text:p>
          </table:table-cell>
          <table:table-cell office:value-type="float" office:value="1.01691826224767" calcext:value-type="float">
            <text:p>1.01691826224767</text:p>
          </table:table-cell>
          <table:table-cell office:value-type="float" office:value="1.07515656100956" calcext:value-type="float">
            <text:p>1.07515656100956</text:p>
          </table:table-cell>
          <table:table-cell office:value-type="float" office:value="1.05194378163069" calcext:value-type="float">
            <text:p>1.0519437816306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11:01:18.140449920</meta:creation-date>
    <dc:date>2019-11-29T19:21:16.312114043</dc:date>
    <meta:editing-duration>P1DT7H27M11S</meta:editing-duration>
    <meta:editing-cycles>14</meta:editing-cycles>
    <meta:generator>LibreOffice/6.0.7.3$Linux_X86_64 LibreOffice_project/00m0$Build-3</meta:generator>
    <meta:document-statistic meta:table-count="2" meta:cell-count="447" meta:object-count="0"/>
  </office:meta>
</office:document-meta>
</file>